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ocumentStatus-2.1" table:style-name="ta1" table:print-ranges="A1:AF1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ocumentStatus">
            <text:p>DocumentStatus</text:p>
          </table:table-cell>
          <table:table-cell table:style-name="ce8" office:value-type="string" office:string-value="Document Status. Details">
            <text:p>Document Status. Details</text:p>
          </table:table-cell>
          <table:table-cell table:style-name="ce8" office:value-type="string" office:string-value=""/>
          <table:table-cell table:style-name="ce8" office:value-type="string" office:string-value="Document Status">
            <text:p>Document Statu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provide information about document status.">
            <text:p>A document used to provide information about document statu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Document Status. UBL Version Identifier. Identifier">
            <text:p>Document Status. UBL Version Identifier.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Document Status. Customization Identifier. Identifier">
            <text:p>Document Status. Customization Identifier.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Document Status. Profile Identifier. Identifier">
            <text:p>Document Status. Profile Identifier.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Document Status. Profile Execution Identifier. Identifier">
            <text:p>Document Status. Profile Execution Identifier.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Document Status. Identifier">
            <text:p>Document Status.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Document Status. Copy_ Indicator. Indicator">
            <text:p>Document Status. Copy_ Indicator. Indicator</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Document Status. UUID. Identifier">
            <text:p>Document Status. UUID. Identifier</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Document Status. Issue Date. Date">
            <text:p>Document Status. Issue Date. Date</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Document Status. Issue Time. Time">
            <text:p>Document Status. Issue Time. Time</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Document Status. Note. Text">
            <text:p>Document Status. Note. Text</text:p>
          </table:table-cell>
          <table:table-cell table:style-name="ce9" office:value-type="string" office:string-value=""/>
          <table:table-cell office:value-type="string" table:style-name="ce9" office:string-value="Document Status">
            <text:p>Document Statu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Signature">
            <text:p>Signature</text:p>
          </table:table-cell>
          <table:table-cell table:style-name="ce10" office:value-type="string" office:string-value="Document Status. Signature">
            <text:p>Document Status. Signature</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3]"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enderParty">
            <text:p>SenderParty</text:p>
          </table:table-cell>
          <table:table-cell table:style-name="ce10" office:value-type="string" office:string-value="Document Status. Sender_ Party. Party">
            <text:p>Document Status. Sender_ Party. Party</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4]"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ReceiverParty">
            <text:p>ReceiverParty</text:p>
          </table:table-cell>
          <table:table-cell table:style-name="ce10" office:value-type="string" office:string-value="Document Status. Receiver_ Party. Party">
            <text:p>Document Status. Receiver_ Party. Party</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DocumentResponse">
            <text:p>DocumentResponse</text:p>
          </table:table-cell>
          <table:table-cell table:style-name="ce10" office:value-type="string" office:string-value="Document Status. Document Response">
            <text:p>Document Status. Document Response</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Document Response">
            <text:p>Document Response</text:p>
          </table:table-cell>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sponse to the document.">
            <text:p>A response to the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sponse">
            <text:p>AdditionalDocumentResponse</text:p>
          </table:table-cell>
          <table:table-cell table:style-name="ce10" office:value-type="string" office:string-value="Document Status. Additional_ Document Response. Document Response">
            <text:p>Document Status. Additional_ Document Response. Document Response</text:p>
          </table:table-cell>
          <table:table-cell table:style-name="ce10" office:value-type="string" office:string-value=""/>
          <table:table-cell table:style-name="ce10" office:value-type="string" office:string-value="Document Status">
            <text:p>Document Status</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7]" office:value-type="string" office:string-value="Document Response">
            <text:p>Document Response</text:p>
          </table:table-cell>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document linked or related to the document for which the status was requested.">
            <text:p>A document linked or related to the document for which the status wa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